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21000000C7AFD424C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3.81cm" svg:x="5.645cm" svg:y="10.408cm">
          <draw:image xlink:href="Pictures/1000000000000121000000C7AFD424C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8T18:53:32.573489374</dc:date>
    <meta:generator>LibreOffice/4.2.7.2$Linux_x86 LibreOffice_project/420m0$Build-2</meta:generator>
    <meta:editing-duration>P0D</meta:editing-duration>
    <meta:editing-cycles>1</meta:editing-cycles>
    <meta:document-statistic meta:object-count="1"/>
  </office:meta>
</office:document-meta>
</file>